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Deja Vu Sans Mono', 'Bitstream Vera Sans Mono', monospace"/>
    <style:font-face style:name="Lucida Grande" svg:font-family="'Lucida Grande', 'Lucida Sans Unicode', Geneva, Verdana, sans-serif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a44" officeooo:paragraph-rsid="00102a44"/>
    </style:style>
    <style:style style:name="P2" style:family="paragraph" style:parent-style-name="Standard">
      <style:text-properties fo:font-weight="bold" officeooo:rsid="00102a44" officeooo:paragraph-rsid="00102a44" style:font-weight-asian="bold" style:font-weight-complex="bold"/>
    </style:style>
    <style:style style:name="P3" style:family="paragraph" style:parent-style-name="Preformatted_20_Text">
      <style:text-properties fo:font-variant="normal" fo:text-transform="none" fo:color="#000000" style:font-name="Consolas" fo:font-style="normal" fo:font-weight="normal" officeooo:rsid="00102a44" officeooo:paragraph-rsid="00102a44"/>
    </style:style>
    <style:style style:name="P4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000000" style:font-name="Consolas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000000" style:font-name="Consolas" fo:font-style="normal" fo:font-weight="normal" officeooo:rsid="00110fb9" officeooo:paragraph-rsid="00110fb9"/>
    </style:style>
    <style:style style:name="P6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Consolas" fo:font-style="normal" fo:font-weight="normal"/>
    </style:style>
    <style:style style:name="P7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Consolas" fo:font-style="normal" fo:font-weight="normal" officeooo:paragraph-rsid="00110fb9"/>
    </style:style>
    <style:style style:name="P8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Consolas" fo:font-style="normal" fo:font-weight="normal" officeooo:rsid="00110fb9" officeooo:paragraph-rsid="00110fb9"/>
    </style:style>
    <style:style style:name="P9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officeooo:paragraph-rsid="00110fb9"/>
    </style:style>
    <style:style style:name="P10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10fb9" officeooo:paragraph-rsid="00110fb9"/>
    </style:style>
    <style:style style:name="P11" style:family="paragraph" style:parent-style-name="Standard">
      <style:text-properties fo:font-weight="bold" officeooo:rsid="00102a44" officeooo:paragraph-rsid="00102a44" style:font-weight-asian="bold" style:font-weight-complex="bold"/>
    </style:style>
    <style:style style:name="P12" style:family="paragraph" style:parent-style-name="Standard">
      <style:text-properties fo:font-weight="bold" officeooo:rsid="00126929" officeooo:paragraph-rsid="00126929" style:font-weight-asian="bold" style:font-weight-complex="bold"/>
    </style:style>
    <style:style style:name="P13" style:family="paragraph" style:parent-style-name="Standard">
      <style:text-properties fo:font-weight="normal" officeooo:rsid="00126929" officeooo:paragraph-rsid="00126929" style:font-weight-asian="normal" style:font-weight-complex="normal"/>
    </style:style>
    <style:style style:name="P14" style:family="paragraph" style:parent-style-name="Text_20_body">
      <style:text-properties fo:font-weight="normal" officeooo:rsid="00126929" officeooo:paragraph-rsid="00126929" style:font-weight-asian="normal" style:font-weight-complex="normal"/>
    </style:style>
    <style:style style:name="P15" style:family="paragraph" style:parent-style-name="Preformatted_20_Text">
      <style:text-properties fo:font-variant="normal" fo:text-transform="none" fo:color="#000000" style:font-name="Consolas" fo:font-style="normal" fo:font-weight="normal" officeooo:rsid="00110fb9" officeooo:paragraph-rsid="00110fb9"/>
    </style:style>
    <style:style style:name="T1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303030" style:text-line-through-style="none" style:text-line-through-type="none" style:font-name="Verdana" fo:font-size="8.25pt" fo:letter-spacing="normal" fo:font-style="normal" style:text-underline-style="none" style:text-blinking="false"/>
    </style:style>
    <style:style style:name="T5" style:family="text">
      <style:text-properties style:font-name="Lucida Grande" fo:font-size="10.5pt" fo:letter-spacing="normal"/>
    </style:style>
    <style:style style:name="T6" style:family="text">
      <style:text-properties fo:letter-spacing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Dev on Ubuntu</text:p>
      <text:p text:style-name="P2"/>
      <text:p text:style-name="P12">Eclipse + PyDev</text:p>
      <text:p text:style-name="P14">Download eclipse via software download center (3.8+)</text:p>
      <text:p text:style-name="P14">Help-&gt;Install Updates-&gt; add source-&gt; PyDev/ link: <text:a xlink:type="simple" xlink:href="http://pydev.org/updates"><text:span text:style-name="T4">http://pydev.org/updates</text:span></text:a></text:p>
      <text:p text:style-name="P13"/>
      <text:p text:style-name="P2"/>
      <text:p text:style-name="P2"/>
      <text:p text:style-name="P12">Ou usando VIM</text:p>
      <text:p text:style-name="P3">sudo apt-get install vim-gnome</text:p>
      <text:p text:style-name="P1"/>
      <text:p text:style-name="P3"><text:span text:style-name="T5">Create a file in your home directory named </text:span><text:span text:style-name="Citation">.vimrc</text:span><text:span text:style-name="T6"> </text:span><text:span text:style-name="T5">that contains the following:</text:span></text:p>
      <text:p text:style-name="P3">sudo nano ~/.vimrc</text:p>
      <text:p text:style-name="P3">syntax enable</text:p>
      <text:p text:style-name="P6">filetype indent on</text:p>
      <text:p text:style-name="P6">set et</text:p>
      <text:p text:style-name="P6">set sw=4</text:p>
      <text:p text:style-name="P6">set smarttab</text:p>
      <text:p text:style-name="P4">map &lt;f2&gt; :w\|!python %</text:p>
      <text:p text:style-name="P1"><text:span text:style-name="T1">When you edit a file with a </text:span><text:span text:style-name="Citation"><text:span text:style-name="T2">.py</text:span></text:span><text:span text:style-name="T3"> </text:span><text:span text:style-name="T1">extension, you should now have color systax highlighting and auto indenting. Pressing the F2 key should run your program, and bring you back to the editor when the program completes.</text:span></text:p>
      <text:p text:style-name="P1"/>
      <text:p text:style-name="P10">Sudo nano /etc/bash.bashrc</text:p>
      <text:p text:style-name="P15">PYTHONPATH=$HOME/lib/python</text:p>
      <text:p text:style-name="P8">EDITOR=vim</text:p>
      <text:p text:style-name="P5">export PYTHONPATH EDITOR</text:p>
      <text:p text:style-name="P7"/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Deja Vu Sans Mono', 'Bitstream Vera Sans Mono', monospace"/>
    <style:font-face style:name="Lucida Grande" svg:font-family="'Lucida Grande', 'Lucida Sans Unicode', Geneva, Verdana, sans-serif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00:24:00.337869483</meta:creation-date>
    <dc:date>2014-11-22T00:45:32.673068864</dc:date>
    <meta:editing-duration>PT4M1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05" meta:character-count="680" meta:non-whitespace-character-count="594"/>
  </office:meta>
</office:document-meta>
</file>